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bfbfbf" fo:background-color="#f2f2f2" style:text-align-source="fix" style:repeat-content="false" fo:border-left="0.035cm solid #bfbfbf" fo:border-right="0.035cm solid #bfbfbf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bfbfbf" style:text-align-source="fix" style:repeat-content="false" fo:border-left="0.035cm solid #bfbfbf" fo:border-right="0.035cm solid #bfbfbf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bfbfbf" fo:background-color="#808080" style:text-align-source="fix" style:repeat-content="false" fo:border-left="0.035cm solid #bfbfbf" fo:border-right="0.035cm solid #bfbfbf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5cm solid #bfbfbf" fo:background-color="#808080" style:text-align-source="fix" style:repeat-content="false" fo:border-left="none" fo:border-right="0.035cm solid #bfbfbf" fo:border-top="0.035cm solid #bfbfbf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bfbfbf" fo:background-color="#f2f2f2" style:text-align-source="fix" style:repeat-content="false" fo:border-left="none" fo:border-right="0.035cm solid #bfbfbf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5cm solid #bfbfbf" style:text-align-source="fix" style:repeat-content="false" fo:border-left="none" fo:border-right="0.035cm solid #bfbfbf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pt" style:country-asian="B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bfbfbf" fo:background-color="#808080" style:text-align-source="fix" style:repeat-content="false" fo:border-left="none" fo:border-right="0.035cm solid #bfbfbf" fo:border-top="none"/>
      <style:paragraph-properties fo:text-align="center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pt" style:country-asian="BR" style:font-style-asian="normal" style:font-weight-asian="bold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>
            <text:p>Sítio Arqueológico</text:p>
          </table:table-cell>
          <table:table-cell table:style-name="ce5" office:value-type="string">
            <text:p>Zoomórficos identificados</text:p>
          </table:table-cell>
          <table:table-cell table:style-name="ce5" office:value-type="string">
            <text:p>Zoomórficos irreconhecíveis</text:p>
          </table:table-cell>
          <table:table-cell table:style-name="ce5" office:value-type="string">
            <text:p>Zoomórfico Total</text:p>
          </table:table-cell>
        </table:table-row>
        <table:table-row table:style-name="ro1">
          <table:table-cell office:value-type="string">
            <text:p>Beira Rio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3" office:value-type="string">
            <text:p>Cacimba das Bestas IV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4">
            <text:p>14</text:p>
          </table:table-cell>
        </table:table-row>
        <table:table-row table:style-name="ro1">
          <table:table-cell office:value-type="string">
            <text:p>Cangalha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Lamarã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string">
            <text:p>Roça Nova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Jurema II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string">
            <text:p>Pedra dos Veados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Pedra do Sapo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string">
            <text:p>Pedra do Moleque I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Escondido da Jurema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string">
            <text:p>Serrote do Camaleão 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Pedra do Flamengo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office:value-type="string">
            <text:p>Cadeia I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Furna da Serra do Barreiro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office:value-type="string">
            <text:p>Furna do Letreiro da Mina Grande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Furna do Morcego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office:value-type="string">
            <text:p>Furna dos Veado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Loca dos Caboclos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office:value-type="string">
            <text:p>Loca da Cinza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Sítio da Ema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-</text:p>
          </table:table-cell>
          <table:table-cell table:style-name="ce7" office:value-type="float" office:value="15">
            <text:p>15</text:p>
          </table:table-cell>
        </table:table-row>
        <table:table-row table:style-name="ro1">
          <table:table-cell office:value-type="string">
            <text:p>Sítio do Vea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Tauá I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office:value-type="string">
            <text:p>Toca do Gat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string">
            <text:p>Sítio do Guardião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office:value-type="string">
            <text:p>Lagoa dos Patos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Total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47">
            <text:p>147</text:p>
          </table:table-cell>
        </table:table-row>
      </table:table>
      <table:table table:name="Planilh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15/10/2022</text:date>, <text:time>19:24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onseca</meta:initial-creator>
    <meta:creation-date>2022-10-15T19:23:19.23</meta:creation-date>
    <dc:date>2022-10-15T19:24:10.70</dc:date>
    <dc:creator>Thiago Fonseca</dc:creator>
    <meta:editing-duration>PT52S</meta:editing-duration>
    <meta:editing-cycles>1</meta:editing-cycles>
    <meta:document-statistic meta:table-count="3" meta:cell-count="108" meta:object-count="0"/>
    <meta:generator>OpenOffice/4.1.13$Win32 OpenOffice.org_project/4113m1$Build-9810</meta:generator>
  </office:meta>
</office:document-meta>
</file>